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 style:list-style-name="L1">
      <style:text-properties fo:font-size="30pt" officeooo:rsid="001a3b4c" officeooo:paragraph-rsid="001a3b4c" style:font-size-asian="26.25pt" style:font-size-complex="30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list xml:id="list3012325192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2-28T11:23:38.870535973</dc:date>
    <meta:editing-duration>PT3H6M39S</meta:editing-duration>
    <meta:editing-cycles>2</meta:editing-cycles>
    <meta:generator>LibreOffice/7.2.4.1$Linux_X86_64 LibreOffice_project/20$Build-1</meta:generator>
    <meta:document-statistic meta:table-count="0" meta:image-count="0" meta:object-count="0" meta:page-count="1" meta:paragraph-count="2" meta:word-count="7" meta:character-count="31" meta:non-whitespace-character-count="20"/>
  </office:meta>
</office:document-meta>
</file>